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T4" style:parent-style-name="Policepardéfaut" style:family="text">
      <style:text-properties fo:language="en" fo:country="US"/>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style:text-position="super 66.6%"/>
    </style:style>
    <style:style style:name="T12" style:parent-style-name="Policepardéfaut" style:family="text">
      <style:text-properties style:text-position="super 66.6%"/>
    </style:style>
    <style:style style:name="T13" style:parent-style-name="Policepardéfaut" style:family="text">
      <style:text-properties style:text-position="super 66.6%"/>
    </style:style>
    <style:style style:name="T14" style:parent-style-name="Lienhypertexte" style:family="text">
      <style:text-properties style:font-name-asian="HG Mincho Light J"/>
    </style:style>
    <style:style style:name="P15" style:parent-style-name="term" style:family="paragraph">
      <style:paragraph-properties fo:background-color="#E6E6FF"/>
    </style:style>
    <style:style style:name="P16" style:parent-style-name="term" style:family="paragraph">
      <style:paragraph-properties fo:background-color="#E6E6FF"/>
    </style:style>
    <style:style style:name="T17" style:parent-style-name="Policepardéfaut" style:family="text">
      <style:text-properties fo:font-style="italic" style:font-style-asian="italic"/>
    </style:style>
  </office:automatic-styles>
  <office:body>
    <office:text text:use-soft-page-breaks="true">
      <text:p text:style-name="P1">title : Renaissance de l’esprit classique (article de<text:s/><text:span text:style-name="T2">La Plume</text:span>)</text:p>
      <text:p text:style-name="P3"><text:span text:style-name="T4">creator :<text:s/></text:span>Jean Viollis (1877-1932)</text:p>
      <text:p text:style-name="P5">copyeditor : Éric Thiébaud (OCR, XML-TEI)</text:p>
      <text:p text:style-name="P6">publisher : Sorbonne Université, LABEX OBVIL</text:p>
      <text:p text:style-name="P7">issued : 2018</text:p>
      <text:p text:style-name="P8">idno :<text:s/>http://obvil.paris-sorbonne.fr/corpus/critique/viollis_renaissance-de-l-esprit-classique/</text:p>
      <text:p text:style-name="P9">source : Jean Viollis (1877-1932), « Renaissance de l’esprit classique »,<text:s/><text:span text:style-name="T10">La Plume : littéraire, artistique, sociale</text:span>, 10<text:span text:style-name="T11">e</text:span> année, n<text:span text:style-name="T12">o</text:span> 225, 1<text:span text:style-name="T13">er</text:span> septembre 1898, p. 523-524. Source :<text:s/><text:a xlink:href="https://gallica.bnf.fr/ark:/12148/bpt6k15602q/f526.image" office:target-frame-name="_top" xlink:show="replace"><text:span text:style-name="T14">Gallica</text:span></text:a>.</text:p>
      <text:p text:style-name="P15">created : 1898</text:p>
      <text:p text:style-name="P16">language : fre</text:p>
      <text:p text:style-name="Scène"><text:span text:style-name="pb">[p.<text:s/></text:span><text:span text:style-name="pb">523</text:span><text:span text:style-name="pb">]<text:s/></text:span>Renaissance de l’esprit classique</text:p>
      <text:p text:style-name="Corpsdetexte"><text:bookmark-start text:name="bookmark1"/><text:bookmark-end text:name="bookmark1"/>Aucune génération ne s’est jamais, aussi bien que la nôtre, trouvé favorisée par les circonstances pour se réaliser en de fortes et justes œuvres. Nous héritons d’un instrument verbal merveilleusement assoupli, nous pouvons sans peine nous approprier une conception positive du monde et de ses rapports, nous possédons enfin, si nous voulons, la plus solide et la plus rigoureuse des méthodes pour coordonner nos efforts. — Outil, matière, méthode, tout nous est offert à souhait. On dirait vraiment que l’enthousiaste et douloureux travail de tout le siècle fut surtout d’ouvrir un terrain et d'amasser des matériaux pour préparer la tâche d’édification qui nous incombe.</text:p>
      <text:p text:style-name="Corpsdetexte">Que l’on y prenne garde : il ne s’agit pas ici d’une vaniteuse vue de l’esprit, ou d’une exagération juvénile. En réalité, l’œuvre morale et littéraire du siècle commence seulement à prendre forme, en ce qu’elle apporte de neuf, de fécond, de définitif. La période qui s’étend depuis la Révolution jusqu’à nos jours n’est agitée que par son perpétuel souci, réfléchi ou exalté, méthodique ou déréglé, de renouveler les formes de la vie intellectuelle, morale, sensible de l’esprit français. Ce furent des soubresauts de désir et d’espoir, d’ardentes tentatives, des défaillances, des erreurs ; mais à travers les insuccès, les faux départs et les déboires, des vérités nouvelles étaient acquises par fragments ; chacun s’attachait âprement à son morceau de vérité, et le portait à la lumière. Ce siècle a fait une prodigieuse consommation d’hommes et de systèmes. Les résultats obtenus de la sorte ne sont-ils pas en nombre et en qualité suffisants pour qu’on puisse déjà songer à les mettre solidement en ordre ? Je crois que la besogne de notre génération sera précisément (sans qu’elle doive négliger sa part d’invention personnelle), de disposer avec méthode, de systématiser, et d’offrir, exacts, à la foule, tous ces produits nouveaux qui, dans l’ordre littéraire, moral et social, lui sont encore présentés à l'état confus.</text:p>
      <text:p text:style-name="Corpsdetexte">Je reprenais ces réflexions tandis que je lisais, ces jours derniers, l’excellent petit livre où mon camarade Maurice Le Blond a voulu situer Émile Zola devant la jeunesse. C’est une fougueuse monographie, où l’auteur analyse avec autant de précision que d’enthousiasme l’évolution du génie de Zola, indique les conditions mêmes de son développement et détermine strictement les circonstances de sa genèse. Je n’insisterai pas sur le livre lui-même, qui parut en entier dans cette revue. Mais je voudrais reprendre un côté spécial, celui par où Zola nous intéresse surtout, nous, jeunes gens de vingt à vingt-quatre ans : je voudrais rechercher comment, à mon point de vue, Zola a pu agir sur notre esprit littéraire et moral, en quelle façon nos consciences d’écrivains et d’hommes ont pu être affectées par cet auteur.</text:p>
      <text:p text:style-name="Corpsdetexte">Zola a dû, dès son début, prendre attitude en face de deux situations : la violente bourrasque romantique d’une part (elle s’apaisait, à vrai dire), et d’autre part le véhément effort scientifique (qui depuis n’a fait que s’accentuer). Zola s’est-il justement prononcé à l’égard de ces deux tendances ? Théoriquement, je crois que oui. Dans ses œuvres, c’est autre chose.</text:p>
      <text:p text:style-name="Corpsdetexte">Le Blond a fort à propos fait ressortir l’effort constant d’Émile Zola contre l'esprit romantique et la rhétorique sentimentale qui caractérise cette littérature. C’est en grande part à cet effort-là que nous devrons d’être débarrassés de l’enflure verbale et de l’outrecuidance d’idées qui faussèrent les conceptions des meilleurs poètes du romantisme. On ne peut rien imaginer de plus vain ni de plus confus que cette période.<text:s/><text:span text:style-name="quote.c">« Désordre et génie »</text:span>, disait Dumas père en sous-titre d’un de ses drames. Telle pourrait être la devise de tout ce temps (elle n'est, hélas ! légitime que dans la mesure où le génie est compatible avec le désordre). Les romantiques eurent le souci des fracas faciles, et la coquetterie des exagérations inattendues ; qu’importait, d’après eux, la qualité de l’émotion ? il fallait émouvoir beaucoup, et les moyens les plus grossiers émouvaient le plus aisément des esprits qui n’avaient encore retrouve aucune base positive. Il est remarquable en effet qu’après l’ardente agitation révolutionnaire, l’esprit français, ayant rompu ses anciens supports et ne s’en étant pas d’abord donné de nouveaux, perdit pied, se débattit dans l’angoisse ou chercha une diversion dans l’éblouissement des hyperboles et l’orgueilleux attrait des gestes amplifiés. Bien rares furent alors les exemples d'une activité méthodique. Mais tout homme sensible sentait aisément gronder en lui des foudres; chacun souffrait d’une plaie brûlante et cachée, voulait d’un tour de bras serrer le monde ; c’est une hypertrophie du cœur qui caractérise ces hommes-là.</text:p>
      <text:p text:style-name="Corpsdetexte">Zola fut des premiers à sourire, puis à s’indigner. Ce pathétique extérieur et forcené ne contentait pas son intelligence rigoureuse et positive. Après avoir déshabillé cape par cape et draperie par draperie le somptueux héros romantique, Zola chercha autour de lui un aliment sérieux pour son appétit rationnel, pour sa faim logique. Cet aliment, il le trouva dans le multiple effort scientifique qui se manifestait de toutes parts.</text:p>
      <text:p text:style-name="Corpsdetexte">Mais ce mouvement lui-même se présentait alors sous un aspect bien spécial. Déjà, il est vrai, Bichat, Darwin, Haeckel, Spencer, Bernard, avaient su constituer de vigoureuses synthèses et grouper autour de principes généraux les résultats de leurs scrupuleuses études. Un esprit scientifique se constituait réellement : on envisageait le monde et ses phénomènes sous un angle nouveau. Seulement, une transformation aussi profonde n’allait pas sans bouleverser quelque peu les consciences. Claude Bernard, dans son cabinet de physiologie, ne ressentit sans doute pas cette ivresse un peu trouble qui s’élève au cerveau des hommes aux heures d’enthousiasme radical. Mais si les ouvriers de sciences conservaient généralement une précise et lucide méthode, — un excès d’ardeur, une abondance extrême d’émotions qui tendait trop souvent à se traduire en lyrisme exalté, s’emparèrent des intelligences contemporaines. On sentait qu’une foi nouvelle s’élaborait sourdement dans les entrailles de l’époque. On s’exaltait devant les lueurs apparues, on frémissait d’attente et de désir devant la pleine lumière pressentie. Écoutez Zola lui-même notant en 1865<text:s/><text:span text:style-name="quote.c">« les inquiétudes, les recherches âpres, les paniques, ce malaise général qu’éprouvent nos sociétés en face d’un avenir inconnu »</text:span>.<text:s/><text:span text:style-name="quote.c">« L’humanité glisse, dit-il, prise de vertige sur la pente raide de la science; elle a mordu la pomme, et elle veut tout savoir. Ce qui nous maigrit, ce qui nous tue, c’est que nous devenons savants, c’est que les problèmes sociaux et divins vont recevoir leur solution un de ces jours. Nous voudrions devancer le temps, nous faisons bon marché de nos sueurs, nous brisons le corps par la tension de l’esprit. »</text:span><text:s/>— L’esprit romantique n’était pas encore mort ; on sentait comme il est étouffant et faux ; et même, pour aller aux pays neufs, on ne savait pourtant se défaire de son bagage.</text:p>
      <text:p text:style-name="Corpsdetexte">On conçoit maintenant comment j’ai pu dire que, si Zola avait théoriquement entrevu la vérité, il ne l’avait pas absolument saisie.<text:s/><text:span text:style-name="quote.c">« Nous sommes infectés de romantisme »</text:span>, dit-il quelque part. Et encore :<text:s/><text:span text:style-name="quote.c">« Cela est triste à confesser, mais nos succès à nous tous sont un peu faits du lyrisme qui s’infiltre quand même dans nos œuvres. Hélas ! j’en ai peur, ce n’est pas encore la vérité qu’on aime en nous. »</text:span><text:s/>— Aussi, malgré le prodigieux effort de méthode et d’équilibre que présentent la série des Rougon-Macquart et celle des Trois Villes, sommes-nous obligés de constater que cette méthode est parfois rompue, et que cet équilibre fait défaut en plus d’un endroit. Zola a su, par un singulier tour de reins, trouver une juste attitude : il n'a pas pu, malgré sa volonté têtue, s’y maintenir. C’est à ce double point de vue qu’il doit avoir pour nous la valeur d’un enseignement.</text:p>
      <text:p text:style-name="Corpsdetexte">Nous nous trouvons, je crois, dans une position bien plus avantageuse pour reprendre sa tentative. La fièvre des premières luttes, l’exaltation des premiers succès,<text:s/><text:span text:style-name="pb">[p.<text:s/></text:span><text:span text:style-name="pb">524</text:span><text:span text:style-name="pb">]<text:s/></text:span>sont tombés. Il ne s’agit plus que de dépouiller les derniers haillons romantiques, et de prendre conscience, sagement, méthodiquement, en ne négligeant aucune pesée, des résultats derniers que la science au siècle a produits. Méthode et système, équilibre, ne sont-ce pas les caractéristiques même de l'esprit classique? Je n’avais donc pas tort d'affirmer sa prochaine renaissance. Nous connaissons assez l'ancien esprit classique : reste à savoir comment le nouveau va se différencier de l’ancien.</text:p>
      <text:p text:style-name="Corpsdetexte">Il en différera par sa matière. L’esprit classique, en tant que cadre, est en tous cas identique à lui-même ; il est la forme où le génie traditionnel français, vivement influencé d’antiquité gréco-latine, a fixé, par l’exactitude et la proportion, le sens original qu’il a des valeurs esthétiques, il n’a longtemps valu que comme tel, ou guère ; il faut aujourd'hui le parfaire en coulant dans cette forme une matière qui lui soit adéquate.</text:p>
      <text:p text:style-name="Corpsdetexte">Tant que la littérature classique s’est bornée à développer selon de justes procédés quelques vagues sujets de psychologie générale, elle a seulement effectué la moitié de sa tâche (je pense bien qu’une grande part de la tragédie tombe sous le coup de cette remarque). La grosse erreur du classicisme ne fut pas, comme on pourrait le croire, de se vouer à l’abstraction et à la généralité, mais d'attribuer à ces modes, considérées en eux-mêmes, en tant qu'abstraits et généraux, une suffisante valeur : d’où cet aspect de cadre vide qu’il présente le plus souvent.</text:p>
      <text:p text:style-name="Corpsdetexte">Mais aujourd’hui les résultats qu’on a obtenus de la méthode scientifique (j’entends en sociologie, en morale, aussi bien qu’en sciences pures) se prêtent admirablement à devenir matières classiques. Je crois qu’esprit scientifique, esprit classique, sont appelés à se fondre en littérature. J’ai souvent répété qu'une œuvre littéraire ne pouvait, à notre époque, prétendre exprimer dans sa profondeur une réalité quelconque si elle n’était pénétrée d’analyse scientifique. Si j’ai raison, c’est exactement l'esprit classique qui ressuscite sous cette forme nouvelle. Rigueur et précision, délicatesse, pureté de méthode et d’expression sont bien les caractères communs de l’esprit scientifique et de l’art classique. Je crois que leur combinaison doit seule assurer aujourd’hui une littérature humaine, qui pourra dès lors se présenter comme l’expression synthétique exacte d’une époque donnée interprétée par le génie français. C’est en ce sens que l’esthétique deviendrait le couronnement suprême de la connaissance.</text:p>
      <text:p text:style-name="Corpsdetexte">S’il faut résumer les traits généraux de cette tendance : substituer, dirai-je, en toutes parts l’ordre au désordre, le systématique à l'irréfléchi, l’harmonie au tumulte, — concevoir des systèmes d’émotions comme des systèmes d’idées, — soumettre à la raison l’image, — donner à la passion une substance rationnelle qui devienne à la fois son aliment et son moniteur, — interpréter la science par l’art, — catégoriser l’art selon l’ordre scientifique, tels sont les principes essentiels qui me semblent devoir déterminer le sens de la renaissance qui s’élabore. Elle harmonisera la spontanéité des talents individuels avec<text:s/>la tradition de notre esprit, — souplesse et régularité des lignes tant plastiques qu’intellectuelles, claire méthode, délicate et fine sensibilité. Désormais, on n’aimera plus une idée pour son attrait héroïque ou sentimental, mais pour sa valeur rationnelle, une émotion pour sa violence effective, mais pour sa qualité. Raison vigilante, attentive cordialité, c’est par ces modes que nous atteindrons la santé esthétique, la proportion classique, l’équilibre. Concevoir juste et rendre exact, ce pourrait être la formule d’un art intégral. Saurons-nous la réaliser?</text:p>
      <text:p text:style-name="signed"><text:bookmark-start text:name="bookmark2"/><text:bookmark-end text:name="bookmark2"/><text:span text:style-name="T17">JEAN VIOLL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style:font-name-asian="Times New Roman" style:font-name-complex="Times New Roman"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style:font-name-asian="Times New Roman" style:font-name-complex="Times New Roman"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rm" style:display-name="term"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title" style:display-name="&lt;title&gt;" style:family="text">
      <style:text-properties fo:font-style="italic" style:font-style-asian="italic" style:use-window-font-color="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1T21:43:00Z</meta:creation-date>
    <dc:date>2018-12-11T21:43:00Z</dc:date>
    <meta:template xlink:href="Normal.dotm" xlink:type="simple"/>
    <meta:editing-cycles>2</meta:editing-cycles>
    <meta:editing-duration>PT0S</meta:editing-duration>
    <meta:document-statistic meta:page-count="2" meta:paragraph-count="24" meta:word-count="1922" meta:character-count="12469" meta:row-count="88" meta:non-whitespace-character-count="10571"/>
  </office:meta>
</office:document-meta>
</file>